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19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Teradyne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99">
            <text:p>99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137.089531377">
            <text:p>$137,09</text:p>
          </table:table-cell>
          <table:table-cell table:style-name="ce4" table:formula="of:=[.F2]-[.B3]/[.B4]" office:value-type="currency" office:currency="USD" office:value="137.089531377">
            <text:p>$137,09</text:p>
          </table:table-cell>
          <table:table-cell table:style-name="ce14" table:formula="of:=[.G2]/1.1" office:value-type="currency" office:currency="EUR" office:value="124.626846706363">
            <text:p>124,6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113.737028135634">
            <text:p>$113,74</text:p>
          </table:table-cell>
          <table:table-cell table:style-name="ce6" table:formula="of:=[.F3]-[.B3]/[.B4]" office:value-type="currency" office:currency="USD" office:value="113.737028135634">
            <text:p>$113,74</text:p>
          </table:table-cell>
          <table:table-cell table:style-name="ce15" table:formula="of:=[.G3]/1.1" office:value-type="currency" office:currency="EUR" office:value="103.397298305122">
            <text:p>103,4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97.1407404080686">
            <text:p>97,14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155">
            <text:p>0,15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55.9734564604752">
            <text:p>$55,97</text:p>
          </table:table-cell>
          <table:table-cell table:style-name="ce13" table:formula="of:=[.F4]-[.B3]/[.B4]" office:value-type="currency" office:currency="USD" office:value="55.9734564604752">
            <text:p>$55,97</text:p>
          </table:table-cell>
          <table:table-cell table:style-name="ce16" table:formula="of:=[.G4]/1.1" office:value-type="currency" office:currency="EUR" office:value="50.8849604186139">
            <text:p>50,8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3.16">
            <text:p>$3,16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58">
            <text:p>$1,58</text:p>
          </table:table-cell>
          <table:table-cell table:style-name="ce4"/>
          <table:table-cell table:style-name="ce4" table:formula="of:=[.B8]/(1+[.D2])^(1/4)" office:value-type="currency" office:currency="USD" office:value="1.55349958843046">
            <text:p>$1,55</text:p>
          </table:table-cell>
          <table:table-cell table:style-name="ce6" table:formula="of:=[.B5]/2" office:value-type="currency" office:currency="USD" office:value="1.58">
            <text:p>$1,58</text:p>
          </table:table-cell>
          <table:table-cell table:style-name="ce6"/>
          <table:table-cell table:style-name="ce6" table:formula="of:=[.E8]/(1+[.D3])^(1/4)" office:value-type="currency" office:currency="USD" office:value="1.54810228767007">
            <text:p>$1,55</text:p>
          </table:table-cell>
          <table:table-cell table:style-name="ce7" table:formula="of:=[.B5]/2" office:value-type="currency" office:currency="USD" office:value="1.58">
            <text:p>$1,58</text:p>
          </table:table-cell>
          <table:table-cell table:style-name="ce7"/>
          <table:table-cell table:style-name="ce7" table:formula="of:=[.H8]/(1+[.D4])^(1/4)" office:value-type="currency" office:currency="USD" office:value="1.54279746168857">
            <text:p>$1,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5.6248">
            <text:p>$5,62</text:p>
          </table:table-cell>
          <table:table-cell table:style-name="ce8" office:value-type="percentage" office:value="0.78">
            <text:p>78,00%</text:p>
          </table:table-cell>
          <table:table-cell table:style-name="ce5" table:formula="of:=[.B9]/(1+[.$D$2])^[.A9]" office:value-type="currency" office:currency="USD" office:value="5.25682242990654">
            <text:p>$5,26</text:p>
          </table:table-cell>
          <table:table-cell table:style-name="ce11" table:formula="of:=[.B5]*(1+[.F9])" office:value-type="currency" office:currency="USD" office:value="5.1824">
            <text:p>$5,18</text:p>
          </table:table-cell>
          <table:table-cell table:style-name="ce9" office:value-type="percentage" office:value="0.64">
            <text:p>64,00%</text:p>
          </table:table-cell>
          <table:table-cell table:style-name="ce11" table:formula="of:=[.E9]/(1+[.$D$3])^[.A9]" office:value-type="currency" office:currency="USD" office:value="4.77640552995392">
            <text:p>$4,78</text:p>
          </table:table-cell>
          <table:table-cell table:style-name="ce17" table:formula="of:=[.B5]*(1+[.I9])" office:value-type="currency" office:currency="USD" office:value="3.4128">
            <text:p>$3,41</text:p>
          </table:table-cell>
          <table:table-cell table:style-name="ce10" office:value-type="percentage" office:value="0.08">
            <text:p>8,00%</text:p>
          </table:table-cell>
          <table:table-cell table:style-name="ce17" table:formula="of:=[.H9]/(1+[.$D$4])^[.A9]" office:value-type="currency" office:currency="USD" office:value="3.10254545454545">
            <text:p>$3,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7.424736">
            <text:p>$7,42</text:p>
          </table:table-cell>
          <table:table-cell table:style-name="ce8" office:value-type="percentage" office:value="0.32">
            <text:p>32,00%</text:p>
          </table:table-cell>
          <table:table-cell table:style-name="ce5" table:formula="of:=[.B10]/(1+[.$D$2])^[.A10]" office:value-type="currency" office:currency="USD" office:value="6.48505196960433">
            <text:p>$6,49</text:p>
          </table:table-cell>
          <table:table-cell table:style-name="ce11" table:formula="of:=[.E9]*(1+[.F10])" office:value-type="currency" office:currency="USD" office:value="6.529824">
            <text:p>$6,53</text:p>
          </table:table-cell>
          <table:table-cell table:style-name="ce9" office:value-type="percentage" office:value="0.26">
            <text:p>26,00%</text:p>
          </table:table-cell>
          <table:table-cell table:style-name="ce11" table:formula="of:=[.E10]/(1+[.$D$3])^[.A10]" office:value-type="currency" office:currency="USD" office:value="5.54679351865616">
            <text:p>$5,55</text:p>
          </table:table-cell>
          <table:table-cell table:style-name="ce17" table:formula="of:=[.H9]*(1+[.I10])" office:value-type="currency" office:currency="USD" office:value="3.481056">
            <text:p>$3,48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87690578512397">
            <text:p>$2,8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8.24145696">
            <text:p>$8,24</text:p>
          </table:table-cell>
          <table:table-cell table:style-name="ce8" office:value-type="percentage" office:value="0.11">
            <text:p>11,00%</text:p>
          </table:table-cell>
          <table:table-cell table:style-name="ce5" table:formula="of:=[.B11]/(1+[.$D$2])^[.A11]" office:value-type="currency" office:currency="USD" office:value="6.72748381893534">
            <text:p>$6,73</text:p>
          </table:table-cell>
          <table:table-cell table:style-name="ce11" table:formula="of:=[.E10]*(1+[.F11])" office:value-type="currency" office:currency="USD" office:value="7.11750816">
            <text:p>$7,12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1]/(1+[.$D$3])^[.A11]" office:value-type="currency" office:currency="USD" office:value="5.5723547791108">
            <text:p>$5,57</text:p>
          </table:table-cell>
          <table:table-cell table:style-name="ce17" table:formula="of:=[.H10]*(1+[.I11])" office:value-type="currency" office:currency="USD" office:value="3.55067712">
            <text:p>$3,5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2.66767627347859">
            <text:p>$2,67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20.0228578068767">
            <text:p>$20,02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7.4436561153909">
            <text:p>$17,44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0.1899249748366">
            <text:p>$10,19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148.34622528">
            <text:p>$148,35</text:p>
          </table:table-cell>
          <table:table-cell table:style-name="ce4"/>
          <table:table-cell table:style-name="ce5" table:formula="of:=[.B13]/(1+[.D2])^([.A11]+1/2)" office:value-type="currency" office:currency="USD" office:value="117.066673570123">
            <text:p>$117,07</text:p>
          </table:table-cell>
          <table:table-cell table:style-name="ce11" table:formula="of:=[.E11]*[.D5]" office:value-type="currency" office:currency="USD" office:value="128.11514688">
            <text:p>$128,12</text:p>
          </table:table-cell>
          <table:table-cell table:style-name="ce6"/>
          <table:table-cell table:style-name="ce11" table:formula="of:=[.E13]/(1+[.D3])^([.A11]+1/2)" office:value-type="currency" office:currency="USD" office:value="96.2933720202431">
            <text:p>$96,29</text:p>
          </table:table-cell>
          <table:table-cell table:style-name="ce17" table:formula="of:=[.H11]*[.D5]" office:value-type="currency" office:currency="USD" office:value="63.91218816">
            <text:p>$63,91</text:p>
          </table:table-cell>
          <table:table-cell table:style-name="ce7"/>
          <table:table-cell table:style-name="ce17" table:formula="of:=[.H13]/(1+[.D4])^([.A11]+1/2)" office:value-type="currency" office:currency="USD" office:value="45.7835314856387">
            <text:p>$45,7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2.75">
            <text:p>2,75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Teradyne">
            <text:p>Teradyne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99">
            <text:p>99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303.966532216388">
            <text:p>$303,97</text:p>
          </table:table-cell>
          <table:table-cell table:style-name="ce4" table:formula="of:=[.F2]-[.B3]/[.B4]" office:value-type="currency" office:currency="USD" office:value="303.966532216388">
            <text:p>$303,97</text:p>
          </table:table-cell>
          <table:table-cell table:style-name="ce14" table:formula="of:=[.G2]/1.1" office:value-type="currency" office:currency="EUR" office:value="276.333211105808">
            <text:p>276,3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28.005194698104">
            <text:p>$128,01</text:p>
          </table:table-cell>
          <table:table-cell table:style-name="ce6" table:formula="of:=[.F3]-[.B3]/[.B4]" office:value-type="currency" office:currency="USD" office:value="128.005194698104">
            <text:p>$128,01</text:p>
          </table:table-cell>
          <table:table-cell table:style-name="ce15" table:formula="of:=[.G3]/1.1" office:value-type="currency" office:currency="EUR" office:value="116.368358816458">
            <text:p>116,3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33.102168192839">
            <text:p>133,1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155">
            <text:p>0,15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44.0798087499166">
            <text:p>$44,08</text:p>
          </table:table-cell>
          <table:table-cell table:style-name="ce13" table:formula="of:=[.F4]-[.B3]/[.B4]" office:value-type="currency" office:currency="USD" office:value="44.0798087499166">
            <text:p>$44,08</text:p>
          </table:table-cell>
          <table:table-cell table:style-name="ce16" table:formula="of:=[.G4]/1.1" office:value-type="currency" office:currency="EUR" office:value="40.0725534090151">
            <text:p>40,07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3.72">
            <text:p>$3,72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formula="of:=[Earnings.B6]" office:value-type="string" office:string-value="-">
            <text:p>-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86">
            <text:p>$1,86</text:p>
          </table:table-cell>
          <table:table-cell table:style-name="ce4"/>
          <table:table-cell table:style-name="ce4" table:formula="of:=[.B8]/(1+[.D2])^(1/4)" office:value-type="currency" office:currency="USD" office:value="1.82880331296243">
            <text:p>$1,83</text:p>
          </table:table-cell>
          <table:table-cell table:style-name="ce6" table:formula="of:=[.B5]/2" office:value-type="currency" office:currency="USD" office:value="1.86">
            <text:p>$1,86</text:p>
          </table:table-cell>
          <table:table-cell/>
          <table:table-cell table:style-name="ce6" table:formula="of:=[.E8]/(1+[.D3])^(1/4)" office:value-type="currency" office:currency="USD" office:value="1.82244952852299">
            <text:p>$1,82</text:p>
          </table:table-cell>
          <table:table-cell table:style-name="ce7" table:formula="of:=[.B5]/2" office:value-type="currency" office:currency="USD" office:value="1.86">
            <text:p>$1,86</text:p>
          </table:table-cell>
          <table:table-cell table:style-name="ce7"/>
          <table:table-cell table:style-name="ce7" table:formula="of:=[.H8]/(1+[.D4])^(1/4)" office:value-type="currency" office:currency="USD" office:value="1.81620460679794">
            <text:p>$1,8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0636">
            <text:p>$6,06</text:p>
          </table:table-cell>
          <table:table-cell table:style-name="ce8" office:value-type="percentage" office:value="0.63">
            <text:p>63,00%</text:p>
          </table:table-cell>
          <table:table-cell table:formula="of:=[.B9]/(1+[.$D$2])^[.A9]" office:value-type="currency" office:currency="USD" office:value="5.66691588785047">
            <text:p>$5,67</text:p>
          </table:table-cell>
          <table:table-cell table:style-name="ce11" table:formula="of:=[.B5]*(1+[.F9])" office:value-type="currency" office:currency="USD" office:value="5.58">
            <text:p>$5,58</text:p>
          </table:table-cell>
          <table:table-cell table:style-name="ce9" office:value-type="percentage" office:value="0.5">
            <text:p>50,00%</text:p>
          </table:table-cell>
          <table:table-cell table:formula="of:=[.E9]/(1+[.$D$3])^[.A9]" office:value-type="currency" office:currency="USD" office:value="5.14285714285714">
            <text:p>$5,14</text:p>
          </table:table-cell>
          <table:table-cell table:formula="of:=[.B5]*(1+[.I9])" office:value-type="currency" office:currency="USD" office:value="3.9432">
            <text:p>$3,94</text:p>
          </table:table-cell>
          <table:table-cell table:style-name="ce10" office:value-type="percentage" office:value="0.06">
            <text:p>6,00%</text:p>
          </table:table-cell>
          <table:table-cell table:style-name="ce17" table:formula="of:=[.H9]/(1+[.$D$4])^[.A9]" office:value-type="currency" office:currency="USD" office:value="3.58472727272727">
            <text:p>$3,5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033776">
            <text:p>$7,03</text:p>
          </table:table-cell>
          <table:table-cell table:style-name="ce8" office:value-type="percentage" office:value="0.16">
            <text:p>16,00%</text:p>
          </table:table-cell>
          <table:table-cell table:formula="of:=[.B10]/(1+[.$D$2])^[.A10]" office:value-type="currency" office:currency="USD" office:value="6.14357236439864">
            <text:p>$6,14</text:p>
          </table:table-cell>
          <table:table-cell table:style-name="ce11" table:formula="of:=[.E9]*(1+[.F10])" office:value-type="currency" office:currency="USD" office:value="6.0822">
            <text:p>$6,08</text:p>
          </table:table-cell>
          <table:table-cell table:style-name="ce9" office:value-type="percentage" office:value="0.09">
            <text:p>9,00%</text:p>
          </table:table-cell>
          <table:table-cell table:formula="of:=[.E10]/(1+[.$D$3])^[.A10]" office:value-type="currency" office:currency="USD" office:value="5.16655694535879">
            <text:p>$5,17</text:p>
          </table:table-cell>
          <table:table-cell table:formula="of:=[.H9]*(1+[.I10])" office:value-type="currency" office:currency="USD" office:value="4.100928">
            <text:p>$4,10</text:p>
          </table:table-cell>
          <table:table-cell table:style-name="ce10" office:value-type="percentage" office:value="0.04">
            <text:p>4,00%</text:p>
          </table:table-cell>
          <table:table-cell table:style-name="ce17" table:formula="of:=[.H10]/(1+[.$D$4])^[.A10]" office:value-type="currency" office:currency="USD" office:value="3.38919669421488">
            <text:p>$3,3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80749136">
            <text:p>$7,81</text:p>
          </table:table-cell>
          <table:table-cell table:style-name="ce8" office:value-type="percentage" office:value="0.11">
            <text:p>11,00%</text:p>
          </table:table-cell>
          <table:table-cell table:formula="of:=[.B11]/(1+[.$D$2])^[.A11]" office:value-type="currency" office:currency="USD" office:value="6.37323862101167">
            <text:p>$6,37</text:p>
          </table:table-cell>
          <table:table-cell table:style-name="ce11" table:formula="of:=[.E10]*(1+[.F11])" office:value-type="currency" office:currency="USD" office:value="6.629598">
            <text:p>$6,63</text:p>
          </table:table-cell>
          <table:table-cell table:style-name="ce9" office:value-type="percentage" office:value="0.09">
            <text:p>9,00%</text:p>
          </table:table-cell>
          <table:table-cell table:formula="of:=[.E11]/(1+[.$D$3])^[.A11]" office:value-type="currency" office:currency="USD" office:value="5.19036596354017">
            <text:p>$5,19</text:p>
          </table:table-cell>
          <table:table-cell table:formula="of:=[.H10]*(1+[.I11])" office:value-type="currency" office:currency="USD" office:value="4.100928">
            <text:p>$4,1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3.08108790383171">
            <text:p>$3,08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0.0125301862232">
            <text:p>$20,01</text:p>
          </table:table-cell>
          <table:table-cell table:style-name="ce11"/>
          <table:table-cell/>
          <table:table-cell table:formula="of:=SUM([.G8:.G11])" office:value-type="currency" office:currency="USD" office:value="17.3222295802791">
            <text:p>$17,32</text:p>
          </table:table-cell>
          <table:table-cell/>
          <table:table-cell table:style-name="ce7"/>
          <table:table-cell table:style-name="ce17" table:formula="of:=SUM([.J8:.J11])" office:value-type="currency" office:currency="USD" office:value="11.8712164775718">
            <text:p>$11,87</text:p>
          </table:table-cell>
        </table:table-row>
        <table:table-row table:style-name="ro1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359.824902081056">
            <text:p>$359,82</text:p>
          </table:table-cell>
          <table:table-cell table:style-name="ce4"/>
          <table:table-cell table:formula="of:=[.B14]/(1+[.D2])^([.A11]+1/2)" office:value-type="currency" office:currency="USD" office:value="283.954002030165">
            <text:p>$283,95</text:p>
          </table:table-cell>
          <table:table-cell table:style-name="ce11" table:formula="of:=[.E11]*(1-((1+[.F13])/(1+[.D3]))^60)/(1-(1+[.F13])/(1+[.D3]))" office:value-type="currency" office:currency="USD" office:value="147.260024606918">
            <text:p>$147,26</text:p>
          </table:table-cell>
          <table:table-cell/>
          <table:table-cell table:formula="of:=[.E14]/(1+[.D3])^([.A11]+1/2)" office:value-type="currency" office:currency="USD" office:value="110.682965117825">
            <text:p>$110,68</text:p>
          </table:table-cell>
          <table:table-cell table:formula="of:=[.H11]*(1-((1+[.I13])/(1+[.D4]))^60)/(1-(1+[.I13])/(1+[.D4]))" office:value-type="currency" office:currency="USD" office:value="44.9620538844745">
            <text:p>$44,96</text:p>
          </table:table-cell>
          <table:table-cell table:style-name="ce7"/>
          <table:table-cell table:style-name="ce17" table:formula="of:=[.H14]/(1+[.D4])^([.A11]+1/2)" office:value-type="currency" office:currency="USD" office:value="32.2085922723448">
            <text:p>$32,21</text:p>
          </table:table-cell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Teradyne">
            <text:p>Teradyne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31.408961152322">
            <text:p>$131,41</text:p>
          </table:table-cell>
          <table:table-cell table:style-name="ce14" table:formula="of:=[.F2]/1.1" office:value-type="currency" office:currency="EUR" office:value="119.462691956657">
            <text:p>119,46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6735849024693">
            <text:p>$50,67</text:p>
          </table:table-cell>
          <table:table-cell table:style-name="ce15" table:formula="of:=[.F3]/1.1" office:value-type="currency" office:currency="EUR" office:value="46.0668953658812">
            <text:p>46,07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6.6983589104386">
            <text:p>56,70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28.4112581476817">
            <text:p>$28,41</text:p>
          </table:table-cell>
          <table:table-cell table:style-name="ce19" table:formula="of:=[.F4]/1.1" office:value-type="currency" office:currency="EUR" office:value="25.8284164978925">
            <text:p>25,83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2.8">
            <text:p>$2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">
            <text:p>$1,40</text:p>
          </table:table-cell>
          <table:table-cell table:style-name="ce4"/>
          <table:table-cell table:style-name="ce4" table:formula="of:=[.B8]/(1+[.D2])^(1/4)" office:value-type="currency" office:currency="USD" office:value="1.3830271663923">
            <text:p>$1,38</text:p>
          </table:table-cell>
          <table:table-cell table:style-name="ce6" table:formula="of:=[.B5]/2" office:value-type="currency" office:currency="USD" office:value="1.4">
            <text:p>$1,40</text:p>
          </table:table-cell>
          <table:table-cell/>
          <table:table-cell table:style-name="ce6" table:formula="of:=[.E8]/(1+[.D3])^(1/4)" office:value-type="currency" office:currency="USD" office:value="1.3797537063622">
            <text:p>$1,38</text:p>
          </table:table-cell>
          <table:table-cell table:style-name="ce7" table:formula="of:=[.B5]/2" office:value-type="currency" office:currency="USD" office:value="1.4">
            <text:p>$1,40</text:p>
          </table:table-cell>
          <table:table-cell table:style-name="ce7"/>
          <table:table-cell table:style-name="ce7" table:formula="of:=[.H8]/(1+[.D4])^(1/4)" office:value-type="currency" office:currency="USD" office:value="1.3765186226599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2">
            <text:p>$2,91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2.77333333333333">
            <text:p>$2,77</text:p>
          </table:table-cell>
          <table:table-cell table:style-name="ce11" table:formula="of:=[.B5]*(1+[.F9])" office:value-type="currency" office:currency="USD" office:value="2.856">
            <text:p>$2,86</text:p>
          </table:table-cell>
          <table:table-cell table:style-name="ce9" office:value-type="percentage" office:value="0.02">
            <text:p>2,00%</text:p>
          </table:table-cell>
          <table:table-cell table:formula="of:=[.E9]/(1+[.$D$3])^[.A9]" office:value-type="currency" office:currency="USD" office:value="2.69433962264151">
            <text:p>$2,69</text:p>
          </table:table-cell>
          <table:table-cell table:formula="of:=[.B5]*(1+[.I9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9]/(1+[.$D$4])^[.A9]" office:value-type="currency" office:currency="USD" office:value="2.61682242990654">
            <text:p>$2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02848">
            <text:p>$3,03</text:p>
          </table:table-cell>
          <table:table-cell table:style-name="ce8" office:value-type="percentage" office:value="0.04">
            <text:p>4,00%</text:p>
          </table:table-cell>
          <table:table-cell table:formula="of:=[.B10]/(1+[.$D$2])^[.A10]" office:value-type="currency" office:currency="USD" office:value="2.74692063492063">
            <text:p>$2,75</text:p>
          </table:table-cell>
          <table:table-cell table:style-name="ce11" table:formula="of:=[.E9]*(1+[.F10])" office:value-type="currency" office:currency="USD" office:value="2.91312">
            <text:p>$2,91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2.59266642933428">
            <text:p>$2,59</text:p>
          </table:table-cell>
          <table:table-cell table:formula="of:=[.H9]*(1+[.I10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2.44562843916499">
            <text:p>$2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496192">
            <text:p>$3,15</text:p>
          </table:table-cell>
          <table:table-cell table:style-name="ce8" office:value-type="percentage" office:value="0.04">
            <text:p>4,00%</text:p>
          </table:table-cell>
          <table:table-cell table:formula="of:=[.B11]/(1+[.$D$2])^[.A11]" office:value-type="currency" office:currency="USD" office:value="2.72075948601663">
            <text:p>$2,72</text:p>
          </table:table-cell>
          <table:table-cell table:style-name="ce11" table:formula="of:=[.E10]*(1+[.F11])" office:value-type="currency" office:currency="USD" office:value="2.9713824">
            <text:p>$2,97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2.4948299603028">
            <text:p>$2,49</text:p>
          </table:table-cell>
          <table:table-cell table:formula="of:=[.H10]*(1+[.I11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2.28563405529439">
            <text:p>$2,2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6240406206629">
            <text:p>$9,62</text:p>
          </table:table-cell>
          <table:table-cell table:style-name="ce11"/>
          <table:table-cell/>
          <table:table-cell table:formula="of:=SUM([.G8:.G11])" office:value-type="currency" office:currency="USD" office:value="9.16158971864079">
            <text:p>$9,16</text:p>
          </table:table-cell>
          <table:table-cell/>
          <table:table-cell table:style-name="ce7"/>
          <table:table-cell table:style-name="ce17" table:formula="of:=SUM([.J8:.J11])" office:value-type="currency" office:currency="USD" office:value="8.72460354702582">
            <text:p>$8,72</text:p>
          </table:table-cell>
        </table:table-row>
        <table:table-row table:style-name="ro2">
          <table:table-cell office:value-type="string">
            <text:p>Divi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">
            <text:p>0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44.462811857887">
            <text:p>$144,46</text:p>
          </table:table-cell>
          <table:table-cell table:style-name="ce4"/>
          <table:table-cell table:formula="of:=[.B14]/(1+[.D2])^([.A11]+1/2)" office:value-type="currency" office:currency="USD" office:value="121.78492053166">
            <text:p>$121,78</text:p>
          </table:table-cell>
          <table:table-cell table:style-name="ce11" table:formula="of:=[.E11]*(1-((1+[.F13])/(1+[.D3]))^60)/(1-(1+[.F13])/(1+[.D3]))" office:value-type="currency" office:currency="USD" office:value="50.9030887527496">
            <text:p>$50,90</text:p>
          </table:table-cell>
          <table:table-cell/>
          <table:table-cell table:formula="of:=[.E14]/(1+[.D3])^([.A11]+1/2)" office:value-type="currency" office:currency="USD" office:value="41.5119951838285">
            <text:p>$41,51</text:p>
          </table:table-cell>
          <table:table-cell table:formula="of:=[.H11]*(1-((1+[.I13])/(1+[.D4]))^60)/(1-(1+[.I13])/(1+[.D4]))" office:value-type="currency" office:currency="USD" office:value="24.9468171370659">
            <text:p>$24,95</text:p>
          </table:table-cell>
          <table:table-cell table:style-name="ce7"/>
          <table:table-cell table:style-name="ce17" table:formula="of:=[.H14]/(1+[.D4])^([.A11]+1/2)" office:value-type="currency" office:currency="USD" office:value="19.6866546006559">
            <text:p>$1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12.02.2023</text:date>, <text:time>17:5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12T17:53:01</dc:date>
    <dc:creator>aaa </dc:creator>
    <meta:editing-duration>P2DT22H19M30S</meta:editing-duration>
    <meta:editing-cycles>49</meta:editing-cycles>
    <meta:generator>OpenOffice/4.1.5$Win32 OpenOffice.org_project/415m1$Build-9789</meta:generator>
    <meta:document-statistic meta:table-count="3" meta:cell-count="288" meta:object-count="0"/>
  </office:meta>
</office:document-meta>
</file>